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'SF Pro', 'Segoe UI', 'Almaden Sans', Roboto, Ubuntu, Helvetica, Arial"/>
  </office:font-face-decls>
  <office:automatic-styles>
    <style:style style:name="P1" style:family="paragraph" style:parent-style-name="Standard">
      <style:text-properties officeooo:rsid="001dbfa2" officeooo:paragraph-rsid="001dbfa2"/>
    </style:style>
    <style:style style:name="P2" style:family="paragraph" style:parent-style-name="Standard">
      <style:text-properties officeooo:rsid="001ef151" officeooo:paragraph-rsid="001ef151"/>
    </style:style>
    <style:style style:name="P3" style:family="paragraph" style:parent-style-name="Standard">
      <style:text-properties officeooo:rsid="0020946a" officeooo:paragraph-rsid="0020946a"/>
    </style:style>
    <style:style style:name="P4" style:family="paragraph" style:parent-style-name="Standard">
      <style:text-properties officeooo:rsid="002104f3" officeooo:paragraph-rsid="002104f3"/>
    </style:style>
    <style:style style:name="P5" style:family="paragraph" style:parent-style-name="Standard">
      <style:text-properties officeooo:rsid="00219877" officeooo:paragraph-rsid="00219877"/>
    </style:style>
    <style:style style:name="P6" style:family="paragraph" style:parent-style-name="Standard">
      <style:text-properties officeooo:rsid="0023a938" officeooo:paragraph-rsid="0023a938"/>
    </style:style>
    <style:style style:name="P7" style:family="paragraph" style:parent-style-name="Standard">
      <style:text-properties officeooo:paragraph-rsid="0023a938"/>
    </style:style>
    <style:style style:name="P8" style:family="paragraph" style:parent-style-name="Standard">
      <style:text-properties style:text-underline-style="none" officeooo:rsid="0023a938" officeooo:paragraph-rsid="0023a938"/>
    </style:style>
    <style:style style:name="P9" style:family="paragraph" style:parent-style-name="Standard">
      <style:text-properties officeooo:paragraph-rsid="0023c9c2"/>
    </style:style>
    <style:style style:name="P10" style:family="paragraph" style:parent-style-name="Standard">
      <style:text-properties officeooo:paragraph-rsid="0025bed7"/>
    </style:style>
    <style:style style:name="T1" style:family="text">
      <style:text-properties officeooo:rsid="00236155"/>
    </style:style>
    <style:style style:name="T2" style:family="text">
      <style:text-properties officeooo:rsid="0023a938"/>
    </style:style>
    <style:style style:name="T3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officeooo:rsid="0023a938" loext:padding="0cm" loext:border="none"/>
    </style:style>
    <style:style style:name="T5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officeooo:rsid="0023c9c2" loext:padding="0cm" loext:border="none"/>
    </style:style>
    <style:style style:name="T6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officeooo:rsid="002428f8" loext:padding="0cm" loext:border="none"/>
    </style:style>
    <style:style style:name="T7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officeooo:rsid="0025bed7" loext:padding="0cm" loext:border="none"/>
    </style:style>
    <style:style style:name="T8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officeooo:rsid="00281c7f" loext:padding="0cm" loext:border="none"/>
    </style:style>
    <style:style style:name="T9" style:family="text">
      <style:text-properties fo:font-variant="normal" fo:text-transform="none" fo:color="#0d6efd" loext:opacity="100%" style:font-name="system-ui" fo:font-size="9.75pt" fo:letter-spacing="normal" fo:font-style="normal" style:text-underline-style="solid" style:text-underline-width="auto" style:text-underline-color="font-color" fo:font-weight="normal" officeooo:rsid="0028cc91" loext:padding="0cm" loext:border="none"/>
    </style:style>
    <style:style style:name="T10" style:family="text">
      <style:text-properties fo:font-variant="normal" fo:text-transform="none" fo:color="#0d6efd" loext:opacity="100%" style:font-name="system-ui" fo:font-size="9.75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rok (https://calendar.app.google/7LcpfvpYDZ9HX3uSA)- deep search to make consultant level report</text:p>
      <text:p text:style-name="P1"/>
      <text:p text:style-name="P2">gamma ai (https://calendar.app.google/7LcpfvpYDZ9HX3uSA) – which is used to create ppt </text:p>
      <text:p text:style-name="P2"/>
      <text:p text:style-name="P3">napkin ai (<text:a xlink:type="simple" xlink:href="https://www.napkin.ai/" text:style-name="Internet_20_link" text:visited-style-name="Visited_20_Internet_20_Link">https://www.napkin.ai/</text:a>) -which is used to create ppt professional and less ai changes</text:p>
      <text:p text:style-name="P3"/>
      <text:p text:style-name="P4">merlin chrome extenison (https://chromewebstore.google.com/detail/merlin-ask-ai-to-research/camppjleccjaphfdbohjdohecfnoikec?hl=en) -&gt; which s used to summarize the content as short</text:p>
      <text:p text:style-name="P1"/>
      <text:p text:style-name="P1"/>
      <text:p text:style-name="P5">notebootlm (<text:a xlink:type="simple" xlink:href="https://notebooklm.google.com/" text:style-name="Internet_20_link" text:visited-style-name="Visited_20_Internet_20_Link">https://notebooklm.google.com/</text:a>) -<text:span text:style-name="T1">make analysis notes and summary</text:span></text:p>
      <text:p text:style-name="P6"/>
      <text:p text:style-name="P7"><text:span text:style-name="T2">libgen is -</text:span><text:a xlink:type="simple" xlink:href="https://libgen.is/" office:target-frame-name="_blank" xlink:show="new" text:style-name="Internet_20_link" text:visited-style-name="Visited_20_Internet_20_Link"><text:span text:style-name="T3">https://libgen.is/</text:span></text:a></text:p>
      <text:p text:style-name="P6"><text:span text:style-name="T4"/></text:p>
      <text:p text:style-name="P6"><text:span text:style-name="T4"/></text:p>
      <text:p text:style-name="P7"><text:span text:style-name="T4">chatgpt -</text:span><text:a xlink:type="simple" xlink:href="https://chatgpt.com/" office:target-frame-name="_blank" xlink:show="new" text:style-name="Internet_20_link" text:visited-style-name="Visited_20_Internet_20_Link"><text:span text:style-name="T3">https://chatgpt.com/</text:span></text:a><text:span text:style-name="T4"> used to create ai poster</text:span></text:p>
      <text:p text:style-name="P7"><text:span text:style-name="T4"/></text:p>
      <text:p text:style-name="P7"><text:a xlink:type="simple" xlink:href="https://libgen.li/" office:target-frame-name="_blank" xlink:show="new" text:style-name="Internet_20_link" text:visited-style-name="Visited_20_Internet_20_Link"><text:span text:style-name="T4">https://libgen.li/</text:span></text:a></text:p>
      <text:p text:style-name="P7"><text:span text:style-name="T4"/></text:p>
      <text:p text:style-name="P9"><text:span text:style-name="T4">c</text:span><text:span text:style-name="T5">laude ai -(</text:span><text:a xlink:type="simple" xlink:href="https://claude.ai/" text:style-name="Internet_20_link" text:visited-style-name="Visited_20_Internet_20_Link"><text:span text:style-name="T3">https://claude.ai/</text:span></text:a><text:span text:style-name="T5">) <text:s/>- used to create code top to bottom with help images</text:span></text:p>
      <text:p text:style-name="P9"><text:span text:style-name="T5"/></text:p>
      <text:p text:style-name="P9"><text:a xlink:type="simple" xlink:href="https://julius.ai/" text:style-name="Internet_20_link" text:visited-style-name="Visited_20_Internet_20_Link">https://julius.ai/</text:a><text:span text:style-name="T5"> - </text:span><text:span text:style-name="T6">want to know report analysis</text:span></text:p>
      <text:p text:style-name="P9"><text:span text:style-name="T6"/></text:p>
      <text:p text:style-name="P10"><text:span text:style-name="T8">ats resume generator - </text:span><text:span text:style-name="T6">n</text:span><text:span text:style-name="T7">ot getting call for the interview job you’re applying <text:s/>-</text:span><text:a xlink:type="simple" xlink:href="https://chatgpt.com/g/g-67b866a648a88191b29e8274026994fd-be10x-ats-resume-generator" office:target-frame-name="_blank" xlink:show="new" text:style-name="Internet_20_link" text:visited-style-name="Visited_20_Internet_20_Link"><text:span text:style-name="T3">https://chatgpt.com/g/g-67b866a648a88191b29e8274026994fd-be10x-ats-resume-generator</text:span></text:a></text:p>
      <text:p text:style-name="P10"><text:span text:style-name="T3"/></text:p>
      <text:p text:style-name="P10"><text:a xlink:type="simple" xlink:href="https://www.genspark.ai/" text:style-name="Internet_20_link" text:visited-style-name="Visited_20_Internet_20_Link">https://www.genspark.ai/</text:a><text:span text:style-name="T3"> -</text:span><text:span text:style-name="T9">Genspark – used to provide specific job offer you want</text:span></text:p>
      <text:p text:style-name="P8"><text:span text:style-name="T10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'SF Pro', 'Segoe UI', 'Almaden Sans', Roboto, Ubuntu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1:15:18.466218011</meta:creation-date>
    <dc:date>2025-07-06T12:41:24.060548894</dc:date>
    <meta:editing-duration>PT35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09" meta:character-count="1016" meta:non-whitespace-character-count="913"/>
  </office:meta>
</office:document-meta>
</file>